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44.49pt"/>
    </style:style>
    <style:style style:name="co2" style:family="table-column">
      <style:table-column-properties fo:break-before="auto" style:column-width="143.04pt"/>
    </style:style>
    <style:style style:name="co3" style:family="table-column">
      <style:table-column-properties fo:break-before="auto" style:column-width="143.8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97.5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ults-OneTreeMap-20201005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rangeIndexingEnabled</text:p>
          </table:table-cell>
          <table:table-cell office:value-type="string" calcext:value-type="string">
            <text:p>rulesAndFactsNumbe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17.801483" calcext:value-type="float">
            <text:p>17.801483</text:p>
          </table:table-cell>
          <table:table-cell office:value-type="float" office:value="0.23886" calcext:value-type="float">
            <text:p>0.23886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40.029457" calcext:value-type="float">
            <text:p>40.029457</text:p>
          </table:table-cell>
          <table:table-cell office:value-type="float" office:value="0.175362" calcext:value-type="float">
            <text:p>0.175362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368.249264" calcext:value-type="float">
            <text:p>368.249264</text:p>
          </table:table-cell>
          <table:table-cell office:value-type="float" office:value="1.296481" calcext:value-type="float">
            <text:p>1.296481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1432.758023" calcext:value-type="float">
            <text:p>1432.758023</text:p>
          </table:table-cell>
          <table:table-cell office:value-type="float" office:value="4.049516" calcext:value-type="float">
            <text:p>4.049516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7721.533562" calcext:value-type="float">
            <text:p>7721.533562</text:p>
          </table:table-cell>
          <table:table-cell office:value-type="float" office:value="10.486982" calcext:value-type="float">
            <text:p>10.486982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17.669595" calcext:value-type="float">
            <text:p>17.669595</text:p>
          </table:table-cell>
          <table:table-cell office:value-type="float" office:value="0.085135" calcext:value-type="float">
            <text:p>0.085135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35.597838" calcext:value-type="float">
            <text:p>35.597838</text:p>
          </table:table-cell>
          <table:table-cell office:value-type="float" office:value="0.158365" calcext:value-type="float">
            <text:p>0.158365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tru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307.143932" calcext:value-type="float">
            <text:p>307.143932</text:p>
          </table:table-cell>
          <table:table-cell office:value-type="float" office:value="1.27828" calcext:value-type="float">
            <text:p>1.27828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1125.354492" calcext:value-type="float">
            <text:p>1125.354492</text:p>
          </table:table-cell>
          <table:table-cell office:value-type="float" office:value="3.533666" calcext:value-type="float">
            <text:p>3.533666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5318.997311" calcext:value-type="float">
            <text:p>5318.997311</text:p>
          </table:table-cell>
          <table:table-cell office:value-type="float" office:value="8.957218" calcext:value-type="float">
            <text:p>8.957218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6T11:08:46.222722874</dc:date>
    <dc:creator>Toshiya Kobayashi</dc:creator>
    <meta:editing-duration>PT52M38S</meta:editing-duration>
    <meta:editing-cycles>1</meta:editing-cycles>
    <meta:document-statistic meta:table-count="1" meta:cell-count="88" meta:object-count="0"/>
    <meta:generator>LibreOffice/5.3.4.1$Linux_X86_64 LibreOffice_project/30$Build-1</meta:generator>
  </office:meta>
</office:document-meta>
</file>